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49000002534556BEAF088ED8ED.png" manifest:media-type="image/png"/>
  <manifest:file-entry manifest:full-path="Pictures/1004E0AC00006CDE00004D02AA553C73EDB8B947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" svg:font-family="'Linux Bioli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style:font-name="Linux Biolinum"/>
    </style:style>
    <style:style style:name="P2" style:family="paragraph">
      <style:text-properties style:font-name="Linux Biolinum" fo:font-size="32pt" style:font-size-asian="32pt" style:font-size-complex="32pt"/>
    </style:style>
    <style:style style:name="P3" style:family="paragraph">
      <loext:graphic-properties draw:fill-color="#ffffff"/>
    </style:style>
    <style:style style:name="T1" style:family="text">
      <style:text-properties style:font-name="Linux Biolinu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1.399cm" svg:height="3.541cm" svg:x="5.2cm" svg:y="0.459cm" presentation:class="title" presentation:user-transformed="true">
          <draw:text-box>
            <text:p><text:span text:style-name="T1">Use the world's worst turntable as a DJ controller!</text:span></text:p>
          </draw:text-box>
        </draw:frame>
        <draw:frame presentation:style-name="pr2" draw:text-style-name="P2" draw:layer="layout" svg:width="25.199cm" svg:height="9.134cm" svg:x="1.6cm" svg:y="5.2cm" presentation:class="outline" presentation:user-transformed="true">
          <draw:text-box>
            <text:list text:style-name="L2">
              <text:list-item>
                <text:p>Remove the lid and platter nipples</text:p>
              </text:list-item>
              <text:list-item>
                <text:p>Cut out a sheet of wax paper and a slipmat</text:p>
              </text:list-item>
              <text:list-item>
                <text:p>Connect the line output to the input of the Pi</text:p>
              </text:list-item>
              <text:list-item>
                <text:p>Write PiDeck image <text:a xlink:href="https://github.com/pideck" xlink:type="simple">https://github.com/pideck</text:a><text:s/>to microSD</text:p>
              </text:list-item>
              <text:list-item>
                <text:p>Insert USB stick with tunes</text:p>
              </text:list-item>
              <text:list-item>
                <text:p>Boot Pi</text:p>
              </text:list-item>
              <text:list-item>
                <text:p>Scratch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" svg:font-family="'Linux Bioli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nux Biolinum" fo:font-family="'Linux Biolinum'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nux Biolinum" fo:font-family="'Linux Biolinum'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1.6cm" svg:height="2.629cm" svg:x="5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3.676cm" svg:height="2.6cm" svg:x="0.679cm" svg:y="0.473cm">
        <draw:image xlink:href="Pictures/1004E0AC00006CDE00004D02AA553C73EDB8B947.svg" xlink:type="simple" xlink:show="embed" xlink:actuate="onLoad">
          <text:p/>
        </draw:image>
        <draw:image xlink:href="Pictures/1000020100000349000002534556BEAF088ED8ED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0T13:19:23.422000000</meta:creation-date>
    <dc:date>2018-06-08T22:28:04.829138068</dc:date>
    <meta:editing-duration>PT7H39M20S</meta:editing-duration>
    <meta:editing-cycles>95</meta:editing-cycles>
    <meta:generator>LibreOffice/6.0.3.2$Linux_X86_64 LibreOffice_project/00m0$Build-2</meta:generator>
    <meta:document-statistic meta:object-count="24"/>
  </office:meta>
</office:document-meta>
</file>